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TestCaseCaller.getCurrentT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callGlobalEndMethod( Request theRequest , ResponseObjectFactory theResponseFactory , Object th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TestCaseCaller.callEndMethod( Request theRequest , ResponseObjectFactory theRespons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TestCaseCaller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getWrapp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callGlobalBeginMethod( 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getBaseMethod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TestCaseCaller.callBeginMethod( 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getBegin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getEnd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run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ientTestCaseCaller.runBare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TestCaseCaller.ClientTestCaseCaller( Test theDelegatedTest , Test theWrappedTest , ProtocolHandler theProtocol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ientTestCaseCaller.callGenericEndMethod( Request theRequest , ResponseObjectFactory theResponseFactory , String theMethodName , Object theRespon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ClientTestCaseCaller.getDelegate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get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TestCaseCaller.callGenericBeginMethod( Request theRequest , String theMetho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ientTestCaseCaller.setWrappedTest( Test theWrapped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TestCaseCaller.setDelegatedTest( Test theDelegated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